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31d9b" officeooo:paragraph-rsid="00131d9b" style:font-size-asian="11pt" style:font-size-complex="11pt"/>
    </style:style>
    <style:style style:name="P2" style:family="paragraph" style:parent-style-name="Standard">
      <style:text-properties style:font-name="Arial" fo:font-size="11pt" officeooo:rsid="000bcb3f" officeooo:paragraph-rsid="000bcb3f" style:font-size-asian="11pt" style:font-size-complex="11pt"/>
    </style:style>
    <style:style style:name="P3" style:family="paragraph" style:parent-style-name="Standard">
      <style:text-properties style:font-name="Arial" fo:font-size="11pt" officeooo:rsid="000bcb3f" officeooo:paragraph-rsid="00131d9b" style:font-size-asian="11pt" style:font-size-complex="11pt"/>
    </style:style>
    <style:style style:name="P4" style:family="paragraph" style:parent-style-name="Standard">
      <style:text-properties style:font-name="Arial" fo:font-size="11pt" officeooo:rsid="00157b06" officeooo:paragraph-rsid="00157b06" style:font-size-asian="11pt" style:font-size-complex="11pt"/>
    </style:style>
    <style:style style:name="P5" style:family="paragraph" style:parent-style-name="Standard">
      <style:text-properties style:font-name="Arial" fo:font-size="11pt" officeooo:rsid="00157b06" officeooo:paragraph-rsid="001cc4dd" style:font-size-asian="11pt" style:font-size-complex="11pt"/>
    </style:style>
    <style:style style:name="P6" style:family="paragraph" style:parent-style-name="Standard">
      <style:text-properties style:font-name="Arial" fo:font-size="11pt" officeooo:rsid="00195c98" officeooo:paragraph-rsid="00195c98" style:font-size-asian="11pt" style:font-size-complex="11pt"/>
    </style:style>
    <style:style style:name="P7" style:family="paragraph" style:parent-style-name="Standard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officeooo:rsid="00131d9b" officeooo:paragraph-rsid="001a8267" style:font-size-asian="11pt" style:font-size-complex="11pt"/>
    </style:style>
    <style:style style:name="P8" style:family="paragraph" style:parent-style-name="Preformatted_20_Text">
      <style:text-properties fo:font-variant="normal" fo:text-transform="none" fo:color="#333333" style:font-name="Arial" fo:font-size="11pt" fo:letter-spacing="normal" fo:font-style="normal" fo:font-weight="normal" officeooo:rsid="000bcb3f" officeooo:paragraph-rsid="000bcb3f" style:font-size-asian="11pt" style:font-size-complex="11pt"/>
    </style:style>
    <style:style style:name="P9" style:family="paragraph" style:parent-style-name="Preformatted_20_Text">
      <style:text-properties fo:font-variant="normal" fo:text-transform="none" fo:color="#333333" style:font-name="Arial" fo:font-size="11pt" fo:letter-spacing="normal" fo:font-style="normal" fo:font-weight="normal" officeooo:rsid="000d45bf" officeooo:paragraph-rsid="000d45bf" style:font-size-asian="11pt" style:font-size-complex="11pt"/>
    </style:style>
    <style:style style:name="P10" style:family="paragraph" style:parent-style-name="Preformatted_20_Text">
      <style:text-properties fo:font-variant="normal" fo:text-transform="none" fo:color="#333333" style:font-name="Arial" fo:font-size="11pt" fo:letter-spacing="normal" fo:font-style="normal" fo:font-weight="normal" officeooo:rsid="00108ae4" officeooo:paragraph-rsid="00108ae4" style:font-size-asian="11pt" style:font-size-complex="11pt"/>
    </style:style>
    <style:style style:name="P11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officeooo:paragraph-rsid="00131d9b" style:font-size-asian="11pt" style:font-size-complex="11pt"/>
    </style:style>
    <style:style style:name="P13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officeooo:paragraph-rsid="0013a503" style:font-size-asian="11pt" style:font-size-complex="11pt"/>
    </style:style>
    <style:style style:name="P14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officeooo:rsid="00131d9b" officeooo:paragraph-rsid="00131d9b" style:font-size-asian="11pt" style:font-size-complex="11pt"/>
    </style:style>
    <style:style style:name="P15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Arial" fo:font-size="11pt" fo:letter-spacing="normal" fo:font-style="normal" fo:font-weight="normal" officeooo:rsid="00108ae4" officeooo:paragraph-rsid="00155d1a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s boxed text is only for future reference. Not needed as of now.</text:p>
      <text:p text:style-name="P7">Create the catkin workspace</text:p>
      <text:p text:style-name="P15">$ cd ~/catkin_ws/src</text:p>
      <text:p text:style-name="P13">$ catkin_create_pkg learning_joy roscpp turtlesim joy</text:p>
      <text:p text:style-name="P12">$ cd ~/catkin_ws/</text:p>
      <text:p text:style-name="P14"><text:bookmark text:name="line-4-21"/>$ catkin_make</text:p>
      <text:p text:style-name="P1"/>
      <text:p text:style-name="P5"/>
      <text:p text:style-name="P1">New Terminal</text:p>
      <text:p text:style-name="P2">roscore</text:p>
      <text:p text:style-name="P2"/>
      <text:p text:style-name="P2"/>
      <text:p text:style-name="P1">New Terminal</text:p>
      <text:p text:style-name="P3">ls -l /dev/input<text:tab/><text:tab/><text:tab/><text:tab/>//you must see js0</text:p>
      <text:p text:style-name="P2">sudo chmod a+rw /dev/input/js0</text:p>
      <text:p text:style-name="P2"/>
      <text:p text:style-name="P2">ls -l /dev/ttyACM0</text:p>
      <text:p text:style-name="P2">sudo chmod a+rw /dev/ttyACM0</text:p>
      <text:p text:style-name="P2"/>
      <text:p text:style-name="P2">rosparam set joy_node/dev "/dev/input/js0"</text:p>
      <text:p text:style-name="P8">rosrun joy joy_node</text:p>
      <text:p text:style-name="P2"/>
      <text:p text:style-name="P8">rostopic echo joy (Though we don’t need this It shows joystick value on screen).</text:p>
      <text:p text:style-name="P8"/>
      <text:p text:style-name="P9">New terminal</text:p>
      <text:p text:style-name="P9">source /home/nvidia/catkin_ws/devel/setup.bash</text:p>
      <text:p text:style-name="P9">roslaunch learning_joy turtle_joy.launch</text:p>
      <text:p text:style-name="P9"/>
      <text:p text:style-name="P9"/>
      <text:p text:style-name="P9"/>
      <text:p text:style-name="P10">rosrun rosserial_python serial_node.py /dev/ttyACM0</text:p>
      <text:p text:style-name="P9"/>
      <text:p text:style-name="P9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2:00:05.361952928</meta:creation-date>
    <dc:date>2018-12-03T02:47:14.938027968</dc:date>
    <meta:editing-duration>P3DT4H47M4S</meta:editing-duration>
    <meta:editing-cycles>17</meta:editing-cycles>
    <meta:generator>LibreOffice/5.1.6.2$Linux_AARCH64 LibreOffice_project/10m0$Build-2</meta:generator>
    <meta:document-statistic meta:table-count="0" meta:image-count="0" meta:object-count="0" meta:page-count="1" meta:paragraph-count="20" meta:word-count="86" meta:character-count="632" meta:non-whitespace-character-count="563"/>
  </office:meta>
</office:document-meta>
</file>